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017cm" fo:min-width="0.48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333399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333399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017cm" fo:min-width="0.459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017cm" fo:min-width="0.459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1.01cm" fo:min-width="0.011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017cm" fo:min-width="0.459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408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692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5cm" fo:padding-top="0.13cm" fo:padding-bottom="0.13cm" fo:padding-left="0.25cm" fo:padding-right="0.25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family="Times" style:font-family-generic="modern" style:font-pitch="variable" fo:language="fi" fo:country="FI"/>
    </style:style>
    <style:style style:name="T2" style:family="text">
      <style:text-properties fo:font-family="Symbol" style:font-family-generic="modern" style:font-pitch="variable" style:font-charset="x-symbol" fo:language="fi" fo:country="FI"/>
    </style:style>
    <style:style style:name="T3" style:family="text">
      <style:text-properties fo:font-family="Symbol" style:font-family-generic="modern" style:font-pitch="variable" style:font-charset="x-symbo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family="Symbol" style:font-family-generic="modern" style:font-pitch="variable" style:font-charset="x-symbol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2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3.175cm" svg:height="2.752cm" svg:x="0.378cm" svg:y="4.16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3" draw:layer="layout" svg:width="0.98cm" svg:height="1.277cm" svg:x="1.533cm" svg:y="4.859cm">
            <text:p text:style-name="P2"><text:span text:style-name="T1">+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0.635cm" svg:height="0.635cm" svg:x="6.726cm" svg:y="2.685cm">
          <text:p/>
          <draw:enhanced-geometry svg:viewBox="0 0 21600 21600" draw:glue-points="10800 0 3160 3160 0 10800 3160 18440 10800 21600 18440 18440 21600 10800 18440 3160" draw:text-areas="3200 3200 18400 18400" draw:mirror-horizontal="true" draw:type="ellipse"/>
        </draw:custom-shape>
        <draw:custom-shape draw:style-name="gr4" draw:text-style-name="P1" draw:layer="layout" svg:width="2.963cm" svg:height="1.905cm" svg:x="7.361cm" svg:y="2.05cm">
          <text:p/>
          <draw:enhanced-geometry svg:viewBox="0 0 21600 21600" draw:glue-points="10800 0 3160 3160 0 10800 3160 18440 10800 21600 18440 18440 21600 10800 18440 3160" draw:text-areas="3200 3200 18400 18400" draw:mirror-horizontal="true" draw:type="ellipse"/>
        </draw:custom-shape>
        <draw:custom-shape draw:style-name="gr3" draw:text-style-name="P1" draw:layer="layout" svg:width="0.635cm" svg:height="0.635cm" svg:x="7.363cm" svg:y="5.2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2.963cm" svg:height="1.905cm" svg:x="4.4cm" svg:y="4.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0.959cm" svg:height="1.277cm" svg:x="5.466cm" svg:y="4.908cm">
          <text:p text:style-name="P2"><text:span text:style-name="T2">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959cm" svg:height="1.277cm" svg:x="8.429cm" svg:y="2.311cm">
          <text:p text:style-name="P2"><text:span text:style-name="T2">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3.175cm" svg:height="2.752cm" svg:x="11.383cm" svg:y="1.627cm">
          <text:p/>
          <draw:enhanced-geometry svg:viewBox="0 0 21600 21600" draw:glue-points="10800 0 3160 3160 0 10800 3160 18440 10800 21600 18440 18440 21600 10800 18440 3160" draw:text-areas="3200 3200 18400 18400" draw:mirror-horizontal="true" draw:type="ellipse"/>
        </draw:custom-shape>
        <draw:custom-shape draw:style-name="gr7" draw:text-style-name="P1" draw:layer="layout" svg:width="0.511cm" svg:height="1.27cm" svg:x="12.741cm" svg:y="2.99cm">
          <text:p/>
          <draw:enhanced-geometry svg:viewBox="0 0 21600 21600" draw:mirror-horizontal="true" draw:type="mso-spt202" draw:enhanced-path="M 0 0 L 21600 0 21600 21600 0 21600 0 0 Z N"/>
        </draw:custom-shape>
        <draw:custom-shape draw:style-name="gr8" draw:text-style-name="P3" draw:layer="layout" svg:width="0.959cm" svg:height="1.277cm" svg:x="12.512cm" svg:y="2.381cm">
          <text:p text:style-name="P2"><text:span text:style-name="T3"></text:span></text:p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0.908cm" svg:height="0.937cm" svg:x="0.806cm" svg:y="0.357cm">
          <text:p text:style-name="P4"><text:span text:style-name="T4">H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92cm" svg:height="0.937cm" svg:x="6.8cm" svg:y="0.357cm">
          <text:p text:style-name="P4"><text:span text:style-name="T4">B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08cm" svg:height="0.937cm" svg:x="12.447cm" svg:y="0.357cm">
          <text:p text:style-name="P4"><text:span text:style-name="T4">H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71cm" svg:height="1.445cm" svg:x="1.013cm" svg:y="2.262cm">
          <text:p text:style-name="P4"><text:span text:style-name="T5">“</text:span><text:span text:style-name="T5">+” and “+” amplify </text:span></text:p>
          <text:p text:style-name="P4"><text:span text:style-name="T5">electron dens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868cm" svg:height="1.445cm" svg:x="9.268cm" svg:y="5.014cm">
          <text:p text:style-name="P4"><text:span text:style-name="T5">”</text:span><text:span text:style-name="T6"></text:span><text:span text:style-name="T5">" and “</text:span><text:span text:style-name="T6"></text:span><text:span text:style-name="T5">" amplify </text:span></text:p>
          <text:p text:style-name="P4"><text:span text:style-name="T5">electron dens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8T23:34:50</meta:creation-date>
    <dc:creator>Jussi Eloranta</dc:creator>
    <dc:date>2007-03-28T23:48:53</dc:date>
    <dc:language>en-US</dc:language>
    <meta:editing-cycles>3</meta:editing-cycles>
    <meta:editing-duration>PT14M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